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60pt" fo:font-style="italic" style:text-underline-style="solid" style:text-underline-width="auto" style:text-underline-color="font-color" fo:font-weight="bold" officeooo:rsid="0014061f" officeooo:paragraph-rsid="0014061f" style:font-size-asian="52.5pt" style:font-style-asian="italic" style:font-weight-asian="bold" style:font-size-complex="60pt" style:font-style-complex="italic" style:font-weight-complex="bold"/>
    </style:style>
    <style:style style:name="P2" style:family="paragraph" style:parent-style-name="Standard">
      <style:text-properties fo:font-size="36pt" fo:font-style="italic" style:text-underline-style="none" fo:font-weight="normal" officeooo:rsid="0014061f" officeooo:paragraph-rsid="0014061f" style:font-size-asian="31.5pt" style:font-style-asian="italic" style:font-weight-asian="normal" style:font-size-complex="36pt" style:font-style-complex="italic" style:font-weight-complex="normal"/>
    </style:style>
    <style:style style:name="P3" style:family="paragraph" style:parent-style-name="Standard">
      <style:text-properties fo:font-size="26pt" fo:font-style="italic" style:text-underline-style="none" fo:font-weight="normal" officeooo:rsid="0014061f" officeooo:paragraph-rsid="0014061f" style:font-size-asian="22.75pt" style:font-style-asian="italic" style:font-weight-asian="normal" style:font-size-complex="26pt" style:font-style-complex="italic" style:font-weight-complex="normal"/>
    </style:style>
    <style:style style:name="P4" style:family="paragraph" style:parent-style-name="Standard" style:list-style-name="L2">
      <style:text-properties fo:font-size="26pt" fo:font-style="italic" style:text-underline-style="none" fo:font-weight="normal" officeooo:rsid="0014061f" officeooo:paragraph-rsid="001a54d8" style:font-size-asian="26pt" style:font-style-asian="italic" style:font-weight-asian="normal" style:font-size-complex="26pt" style:font-style-complex="italic" style:font-weight-complex="normal"/>
    </style:style>
    <style:style style:name="P5" style:family="paragraph" style:parent-style-name="Standard">
      <style:text-properties fo:font-size="26pt" fo:font-style="italic" style:text-underline-style="none" fo:font-weight="normal" officeooo:rsid="0014061f" officeooo:paragraph-rsid="0014061f" style:font-size-asian="22.75pt" style:font-style-asian="italic" style:font-weight-asian="normal" style:font-size-complex="26pt" style:font-style-complex="italic" style:font-weight-complex="normal"/>
    </style:style>
    <style:style style:name="P6" style:family="paragraph" style:parent-style-name="Standard">
      <style:text-properties fo:font-size="26pt" fo:font-style="italic" style:text-underline-style="none" fo:font-weight="normal" officeooo:rsid="001a54d8" officeooo:paragraph-rsid="001a54d8" style:font-size-asian="22.75pt" style:font-style-asian="italic" style:font-weight-asian="normal" style:font-size-complex="26pt" style:font-style-complex="italic" style:font-weight-complex="normal"/>
    </style:style>
    <style:style style:name="P7" style:family="paragraph" style:parent-style-name="Standard">
      <style:text-properties fo:font-size="26pt" fo:font-style="normal" style:text-underline-style="none" fo:font-weight="normal" officeooo:rsid="001b8a10" officeooo:paragraph-rsid="001738a7" style:font-size-asian="26pt" style:font-style-asian="normal" style:font-weight-asian="normal" style:font-size-complex="26pt" style:font-style-complex="normal" style:font-weight-complex="normal"/>
    </style:style>
    <style:style style:name="P8" style:family="paragraph" style:parent-style-name="Standard">
      <style:text-properties fo:font-size="26pt" fo:font-style="normal" style:text-underline-style="none" fo:font-weight="normal" officeooo:rsid="001cdddd" officeooo:paragraph-rsid="001cdddd" style:font-size-asian="26pt" style:font-style-asian="normal" style:font-weight-asian="normal" style:font-size-complex="26pt" style:font-style-complex="normal" style:font-weight-complex="normal"/>
    </style:style>
    <style:style style:name="P9" style:family="paragraph" style:parent-style-name="Standard">
      <style:text-properties fo:font-size="36pt" fo:font-style="italic" style:text-underline-style="none" fo:font-weight="bold" officeooo:rsid="001a54d8" officeooo:paragraph-rsid="001a54d8" style:font-size-asian="31.5pt" style:font-style-asian="italic" style:font-weight-asian="bold" style:font-size-complex="36pt" style:font-style-complex="italic" style:font-weight-complex="bold"/>
    </style:style>
    <style:style style:name="P10" style:family="paragraph" style:parent-style-name="Standard">
      <style:text-properties fo:color="#ffffff" fo:font-size="26pt" fo:font-style="italic" style:text-underline-style="none" fo:font-weight="bold" officeooo:rsid="0014061f" officeooo:paragraph-rsid="001738a7" style:font-size-asian="22.75pt" style:font-style-asian="italic" style:font-weight-asian="bold" style:font-size-complex="26pt" style:font-style-complex="italic" style:font-weight-complex="bold"/>
    </style:style>
    <style:style style:name="P11" style:family="paragraph" style:parent-style-name="Standard">
      <style:text-properties fo:font-size="18pt" fo:font-style="normal" style:text-underline-style="none" fo:font-weight="normal" officeooo:rsid="001cdddd" officeooo:paragraph-rsid="001cdddd" style:font-size-asian="15.75pt" style:font-style-asian="normal" style:font-weight-asian="normal" style:font-size-complex="18pt" style:font-style-complex="normal" style:font-weight-complex="normal"/>
    </style:style>
    <style:style style:name="P12" style:family="paragraph"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>
      <style:paragraph-properties fo:text-align="center"/>
    </style:style>
    <style:style style:name="T1" style:family="text">
      <style:text-properties officeooo:rsid="001738a7"/>
    </style:style>
    <style:style style:name="T2" style:family="text">
      <style:text-properties officeooo:rsid="001a54d8"/>
    </style:style>
    <style:style style:name="T3" style:family="text">
      <style:text-properties fo:font-size="36pt" style:text-underline-style="solid" style:text-underline-width="auto" style:text-underline-color="font-color" fo:font-weight="bold" style:font-size-asian="31.5pt" style:font-weight-asian="bold" style:font-size-complex="36pt" style:font-weight-complex="bold"/>
    </style:style>
    <style:style style:name="T4" style:family="text">
      <style:text-properties fo:font-size="36pt" style:text-underline-style="solid" style:text-underline-width="auto" style:text-underline-color="font-color" fo:font-weight="bold" officeooo:rsid="001a54d8" style:font-size-asian="31.5pt" style:font-weight-asian="bold" style:font-size-complex="36pt" style:font-weight-complex="bold"/>
    </style:style>
    <style:style style:name="T5" style:family="text">
      <style:text-properties officeooo:rsid="001eb3b5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cffcc" draw:fill="solid" draw:fill-color="#cc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</text:span>ovie_database</text:p>
      <text:p text:style-name="P2"/>
      <text:list xml:id="list2516011796186161062" text:style-name="L2">
        <text:list-item>
          <text:p text:style-name="P4">It is an online database containing information and statistics about movies,TV shows,games as well as actors,cast and crew members,movie release dates...</text:p>
          <text:p text:style-name="P4"><text:span text:style-name="T4">P</text:span><text:span text:style-name="T3">rerequisites:</text:span></text:p>
        </text:list-item>
      </text:list>
      <text:p text:style-name="P3"><text:s text:c="3"/><text:span text:style-name="T1">1.python</text:span></text:p>
      <text:p text:style-name="P3"><text:s text:c="3"/><text:span text:style-name="T1">2.html:designing of web pages</text:span></text:p>
      <text:p text:style-name="P3"><text:s text:c="3"/><text:span text:style-name="T1">3.css: to style sheets and control layouts </text:span></text:p>
      <text:p text:style-name="P3"><text:s text:c="3"/><text:span text:style-name="T1">4.django:to develop frame work of web <text:s text:c="4"/>pages</text:span></text:p>
      <text:p text:style-name="P3"><text:s text:c="3"/><text:span text:style-name="T1">5.mysql:to manage databases and tables </text:span></text:p>
      <text:p text:style-name="P9">Features:</text:p>
      <text:p text:style-name="P6">1.Home page contains login and registration.</text:p>
      <text:p text:style-name="P6">2.It contains movie search and some languages.</text:p>
      <text:p text:style-name="P6">3.When we enter into particular language, It contains movies of that language.</text:p>
      <text:p text:style-name="P6">4.When you click on that movie, It displays <text:soft-page-break/>cast and crew, genre of the movie, running time....</text:p>
      <text:p text:style-name="P10"><draw:rect text:anchor-type="paragraph" draw:z-index="0" draw:style-name="gr1" draw:text-style-name="P12" svg:width="7.621cm" svg:height="1.403cm" svg:x="3.247cm" svg:y="0.086cm"><text:p text:style-name="P12"><text:span text:style-name="T6">HOMEPAGE</text:span></text:p></draw:rect></text:p>
      <text:p text:style-name="Table_20_Contents"/>
      <text:p text:style-name="P7"><draw:custom-shape text:anchor-type="paragraph" draw:z-index="1" draw:style-name="gr2" svg:width="0.054cm" svg:height="1.456cm" svg:x="15.947cm" svg:y="0.47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7" draw:style-name="gr4" draw:text-style-name="P13" svg:x1="6.766cm" svg:y1="0.238cm" svg:x2="6.766cm" svg:y2="0.926cm"><text:p/></draw:line><draw:line text:anchor-type="paragraph" draw:z-index="8" draw:style-name="gr4" draw:text-style-name="P13" svg:x1="6.766cm" svg:y1="0.926cm" svg:x2="2.48cm" svg:y2="0.979cm"><text:p/></draw:line><draw:line text:anchor-type="paragraph" draw:z-index="9" draw:style-name="gr4" draw:text-style-name="P13" svg:x1="6.766cm" svg:y1="0.926cm" svg:x2="10.999cm" svg:y2="0.9cm"><text:p/></draw:line><draw:line text:anchor-type="paragraph" draw:z-index="10" draw:style-name="gr4" draw:text-style-name="P13" svg:x1="2.48cm" svg:y1="0.926cm" svg:x2="2.48cm" svg:y2="1.905cm"><text:p/></draw:line><draw:line text:anchor-type="paragraph" draw:z-index="11" draw:style-name="gr4" draw:text-style-name="P13" svg:x1="11cm" svg:y1="0.9cm" svg:x2="11cm" svg:y2="2.038cm"><text:p/></draw:line></text:p>
      <text:p text:style-name="P8"/>
      <text:p text:style-name="P11"><text:s text:c="5"/>Login page <text:s text:c="42"/><text:span text:style-name="T5">Search</text:span></text:p>
      <text:p text:style-name="P11"><draw:line text:anchor-type="paragraph" draw:z-index="3" draw:style-name="gr4" draw:text-style-name="P13" svg:x1="2.031cm" svg:y1="0.203cm" svg:x2="1.078cm" svg:y2="2.214cm"><text:p/></draw:line><draw:line text:anchor-type="paragraph" draw:z-index="4" draw:style-name="gr4" draw:text-style-name="P13" svg:x1="2.03cm" svg:y1="0.203cm" svg:x2="3.326cm" svg:y2="2.214cm"><text:p/></draw:line><draw:line text:anchor-type="paragraph" draw:z-index="12" draw:style-name="gr4" draw:text-style-name="P13" svg:x1="11.238cm" svg:y1="0.229cm" svg:x2="11.264cm" svg:y2="2.108cm"><text:p/></draw:line></text:p>
      <text:p text:style-name="P11"><draw:custom-shape text:anchor-type="paragraph" draw:z-index="2" draw:style-name="gr3" svg:width="0.003cm" svg:height="0.08cm" svg:x="1.501cm" svg:y="0.7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1"/>
      <text:p text:style-name="P11">Sign in <text:s text:c="7"/>Register <text:s text:c="32"/><text:span text:style-name="T5">Movie page</text:span></text:p>
      <text:p text:style-name="P11"><draw:line text:anchor-type="paragraph" draw:z-index="5" draw:style-name="gr4" draw:text-style-name="P13" svg:x1="11.661cm" svg:y1="0.166cm" svg:x2="10.126cm" svg:y2="2.177cm"><text:p/></draw:line><draw:line text:anchor-type="paragraph" draw:z-index="6" draw:style-name="gr4" draw:text-style-name="P13" svg:x1="11.661cm" svg:y1="0.166cm" svg:x2="13.54cm" svg:y2="2.071cm"><text:p/></draw:line></text:p>
      <text:p text:style-name="P11"/>
      <text:p text:style-name="P11"/>
      <text:p text:style-name="P11"><text:s text:c="49"/><text:span text:style-name="T5">Languages <text:s text:c="16"/>Recent movies</text:span></text:p>
      <text:p text:style-name="P11"><text:s text:c="45"/><text:span text:style-name="T5">(Tel, Hin, Eng</text:span></text:p>
      <text:p text:style-name="P11"><text:s text:c="47"/><text:span text:style-name="T5">Tamil, Kannada)</text:span></text:p>
      <text:p text:style-name="P11"><draw:line text:anchor-type="paragraph" draw:z-index="13" draw:style-name="gr4" draw:text-style-name="P13" svg:x1="9.888cm" svg:y1="0.203cm" svg:x2="9.967cm" svg:y2="2.24cm"><text:p/></draw:line></text:p>
      <text:p text:style-name="P11"/>
      <text:p text:style-name="P11"/>
      <text:p text:style-name="P11"><text:s text:c="48"/><text:span text:style-name="T5">Respective language</text:span></text:p>
      <text:p text:style-name="P11"><text:s text:c="53"/><text:span text:style-name="T5">movie page</text:span></text:p>
      <text:p text:style-name="P11"><draw:line text:anchor-type="paragraph" draw:z-index="14" draw:style-name="gr4" draw:text-style-name="P13" svg:x1="9.941cm" svg:y1="0.15cm" svg:x2="9.941cm" svg:y2="2.029cm"><text:p/></draw:line></text:p>
      <text:p text:style-name="P11"/>
      <text:p text:style-name="P11"/>
      <text:p text:style-name="P11"><text:s text:c="47"/><text:span text:style-name="T5">Complete info of movie</text:span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35:24.423288634</meta:creation-date>
    <dc:date>2019-05-09T19:37:06.530182691</dc:date>
    <meta:editing-duration>PT3H29M42S</meta:editing-duration>
    <meta:editing-cycles>7</meta:editing-cycles>
    <meta:generator>LibreOffice/4.2.7.2$Linux_x86 LibreOffice_project/420m0$Build-2</meta:generator>
    <meta:document-statistic meta:table-count="0" meta:image-count="0" meta:object-count="0" meta:page-count="3" meta:paragraph-count="21" meta:word-count="116" meta:character-count="1174" meta:non-whitespace-character-count="669"/>
  </office:meta>
</office:document-meta>
</file>